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REATE DATABASE loja;</text:p>
      <text:p text:style-name="Standard"/>
      <text:p text:style-name="Standard">use loja;</text:p>
      <text:p text:style-name="Standard"/>
      <text:p text:style-name="Standard">CREATE TABLE `endereco` (</text:p>
      <text:p text:style-name="Standard"><text:s text:c="2"/>`codigo` int DEFAULT NULL,</text:p>
      <text:p text:style-name="Standard"><text:s text:c="2"/>`rua` varchar(100) DEFAULT NULL,</text:p>
      <text:p text:style-name="Standard"><text:s text:c="2"/>`endereco` varchar(100) DEFAULT NULL</text:p>
      <text:p text:style-name="Standard">) ENGINE=InnoDB DEFAULT CHARSET=utf8mb4 COLLATE=utf8mb4_0900_ai_ci;</text:p>
      <text:p text:style-name="Standard"/>
      <text:p text:style-name="Standard">CREATE TABLE `pessoa` (</text:p>
      <text:p text:style-name="Standard"><text:s text:c="2"/>`codigo` int DEFAULT NULL,</text:p>
      <text:p text:style-name="Standard"><text:s text:c="2"/>`nome` varchar(100) DEFAULT NULL</text:p>
      <text:p text:style-name="Standard">) ENGINE=InnoDB DEFAULT CHARSET=utf8mb4 COLLATE=utf8mb4_0900_ai_ci;</text:p>
      <text:p text:style-name="Standard"/>
      <text:p text:style-name="Standard">CREATE TABLE `pessoa_endereco` (</text:p>
      <text:p text:style-name="Standard"><text:s text:c="2"/>`codigo` int DEFAULT NULL,</text:p>
      <text:p text:style-name="Standard"><text:s text:c="2"/>`fk_pessoa` int DEFAULT NULL,</text:p>
      <text:p text:style-name="Standard"><text:s text:c="2"/>`fk_endereco` int DEFAULT NULL</text:p>
      <text:p text:style-name="Standard">) ENGINE=InnoDB DEFAULT CHARSET=utf8mb4 COLLATE=utf8mb4_0900_ai_ci;</text:p>
      <text:p text:style-name="Standard"/>
      <text:p text:style-name="Standard">INSERT INTO pessoa VALUES (1, 'MARCO')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2T11:25:58.912031695</meta:creation-date>
    <dc:date>2023-08-02T11:26:30.728541590</dc:date>
    <meta:editing-duration>PT32S</meta:editing-duration>
    <meta:editing-cycles>1</meta:editing-cycles>
    <meta:document-statistic meta:table-count="0" meta:image-count="0" meta:object-count="0" meta:page-count="1" meta:paragraph-count="17" meta:word-count="70" meta:character-count="603" meta:non-whitespace-character-count="534"/>
    <meta:generator>LibreOffice/7.0.6.2$Linux_X86_64 LibreOffice_project/144abb84a525d8e30c9dbbefa69cbbf2d8d4ae3b</meta:generator>
  </office:meta>
</office:document-meta>
</file>